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3F200003CE1396A1BD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zym jest GitHub?</text:p>
      <text:p text:style-name="Standard"/>
      <text:p text:style-name="Standard">System kontroli wersji jest sposobem zapisywania zmian w dokonanym projekcie.</text:p>
      <text:p text:style-name="Standard"/>
      <text:p text:style-name="Standard">Miejsce gdzie umieszczany jest projekt to repozytorium.</text:p>
      <text:p text:style-name="Standard"/>
      <text:p text:style-name="Standard">Repozytorium można pobrać, jako wersję roboczą. Po wprowadzeniu zmian można załadować dane na serwer, upload.</text:p>
      <text:p text:style-name="Standard"/>
      <text:p text:style-name="P1">Czym jest Git?</text:p>
      <text:p text:style-name="Standard">To program do tworzenia kopii wersji. </text:p>
      <text:p text:style-name="Standard">Z dużymi projektami sobie dobrze radzi.</text:p>
      <text:p text:style-name="Standard">jest open source.</text:p>
      <text:p text:style-name="Standard"/>
      <text:p text:style-name="Standard">Program można ściągnąć ze strony <text:a xlink:type="simple" xlink:href="http://git.org.cz/">http://git.org.cz</text:a></text:p>
      <text:p text:style-name="Standard"/>
      <text:p text:style-name="Standard">Dla systemu windows xp -&gt; MySysGit</text:p>
      <text:p text:style-name="Standard">można ją dostać ze strony: <text:a xlink:type="simple" xlink:href="http://code.google.com/msysgit/download/list">http://code.google.com/msysgit/download/list</text:a> wybierz versję nr 1.6.3.</text:p>
      <text:p text:style-name="Standard"/>
      <text:p text:style-name="P1">Instalacja.</text:p>
      <text:p text:style-name="Standard">Uruchamiasz plik .exe, akceptujesz domyślną ścieżką instalacji, </text:p>
      <text:p text:style-name="Standard">Dochodząc do opcji „ustawianie ścieżki środowiska” warto wybrać opcję: Use Git Bash Only.</text:p>
      <text:p text:style-name="Standard">select <text:span text:style-name="T2">Use OpenSSH.</text:span></text:p>
      <text:p text:style-name="Standard"/>
      <text:p text:style-name="Standard">Utwórz lokalne repozytorium (folder na dysku)</text:p>
      <text:p text:style-name="Standard">kliknij na niego prawym i opcję „git bash here”</text:p>
      <text:p text:style-name="Standard">w linii poleceń: <text:span text:style-name="T2">git --version</text:span> aby przetestować działanie aplikacji.</text:p>
      <text:p text:style-name="Standard"/>
      <text:p text:style-name="Standard">W razie problemów -&gt; <text:span text:style-name="T2">git log –help</text:span> albo git help log</text:p>
      <text:p text:style-name="Standard"/>
      <text:p text:style-name="Standard">przedstaw się gitowi: [cmd]</text:p>
      <text:p text:style-name="Standard"><text:span text:style-name="T2">git config –global user.name „twoje imie”</text:span> //-&gt; obie dane potrzebne, żeby oznaczyć kto wysyłał </text:p>
      <text:p text:style-name="P2">git config –global user.email „twoj <text:span text:style-name="T1">email</text:span>”</text:p>
      <text:p text:style-name="Standard"/>
      <text:p text:style-name="Standard">Dodatkowe ustawienia:</text:p>
      <text:p text:style-name="P2">git config –global color.status auto</text:p>
      <text:p text:style-name="P2">git config –global color.branch auto</text:p>
      <text:p text:style-name="P2"/>
      <text:p text:style-name="Standard"><text:span text:style-name="T2">git config –list</text:span> //-&gt; lista konfiguracji</text:p>
      <text:p text:style-name="Standard"/>
      <text:p text:style-name="Standard">Utworzenie klucza publicznego</text:p>
      <text:p text:style-name="Standard">Zastosowanie klucza leży w identyfikacji zmian w kodzie źródłowym</text:p>
      <text:p text:style-name="Standard"/>
      <text:p text:style-name="Standard">[cmd]</text:p>
      <text:p text:style-name="Standard"><text:span text:style-name="T2">ssh-keygen -C „</text:span><text:a xlink:type="simple" xlink:href="mailto:mail@domena.pl"><text:span text:style-name="T2">mail@domena.pl</text:span></text:a><text:span text:style-name="T2"> -t rsa</text:span></text:p>
      <text:p text:style-name="Standard"/>
      <text:p text:style-name="Standard">Jeśli będzie wymagana lokalizacja, pliku, to ją uzupełnić</text:p>
      <text:p text:style-name="Standard">najlepiej nie tworzyć hasła, gdyż zapominając je nie możemy go w żaden sposób odzyskać.</text:p>
      <text:p text:style-name="Standard"/>
      <text:p text:style-name="Standard">plik z hasłem nazywa się id_rsa.pub</text:p>
      <text:p text:style-name="Standard"/>
      <text:p text:style-name="Standard">rejestracja na stronie <text:a xlink:type="simple" xlink:href="http://www.github.com/">github.com</text:a></text:p>
      <text:p text:style-name="Standard"><text:soft-page-break/><text:a xlink:type="simple" xlink:href="http://www.github.com/"/></text:p>
      <text:p text:style-name="Standard">Wkleić zawartość pliku id_rsa.pub na stronie w miesce ssh-key</text:p>
      <text:p text:style-name="Standard"/>
      <text:p text:style-name="Standard"><draw:frame draw:style-name="fr1" draw:name="grafika1" text:anchor-type="paragraph" svg:width="16.999cm" svg:height="10.354cm" draw:z-index="0"><draw:image xlink:href="Pictures/20000007000063F200003CE1396A1BDE.svm" xlink:type="simple" xlink:show="embed" xlink:actuate="onLoad"/></draw:frame></text:p>
      <text:p text:style-name="Standard"/>
      <text:p text:style-name="Standard">Algorytm dodawania projektu do repo </text:p>
      <text:p text:style-name="Standard"><text:s/></text:p>
      <text:list xml:id="list42407510" text:style-name="L1">
        <text:list-item>
          <text:p text:style-name="P3">synchronizacja z repozytorium</text:p>
        </text:list-item>
        <text:list-item>
          <text:p text:style-name="P3">lokalna modyfikacja pliku</text:p>
        </text:list-item>
        <text:list-item>
          <text:p text:style-name="P3">sprawdź co zmodyfikowałeś</text:p>
        </text:list-item>
        <text:list-item>
          <text:p text:style-name="P3">oceń czy trzeba zatwierdzić zmiany</text:p>
        </text:list-item>
        <text:list-item>
          <text:p text:style-name="P3">zatwierdź zmiany lokalnie</text:p>
        </text:list-item>
        <text:list-item>
          <text:p text:style-name="P3">umieść repozytorium zdalni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5T22:30:31.73</dc:date>
    <meta:editing-duration>PT00H33M27S</meta:editing-duration>
    <meta:editing-cycles>4</meta:editing-cycles>
    <meta:generator>OpenOffice.org/3.0$Win32 OpenOffice.org_project/300m9$Build-9358</meta:generator>
    <meta:document-statistic meta:table-count="0" meta:image-count="1" meta:object-count="0" meta:page-count="2" meta:paragraph-count="43" meta:word-count="273" meta:character-count="1849"/>
    <meta:user-defined meta:name="Informacja 1"/>
    <meta:user-defined meta:name="Informacja 2"/>
    <meta:user-defined meta:name="Informacja 3"/>
    <meta:user-defined meta:name="Informacja 4"/>
  </office:meta>
</office:document-meta>
</file>